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4.1535in"/>
    </style:style>
    <style:style style:name="co2" style:family="table-column">
      <style:table-column-properties fo:break-before="auto" style:column-width="2.6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4.6453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102in"/>
    </style:style>
    <style:style style:name="co7" style:family="table-column">
      <style:table-column-properties fo:break-before="auto" style:column-width="1.848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445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33cc66" fo:font-size="26pt" fo:font-weight="bold" style:font-size-asian="26pt" style:font-weight-asian="bold" style:font-size-complex="26pt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33cc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0pt" fo:language="en" fo:country="US" style:font-name-asian="SimSun" style:font-size-asian="10pt" style:language-asian="zh" style:country-asian="CN" style:font-name-complex="Tahoma" style:font-size-complex="10pt" style:language-complex="hi" style:country-complex="IN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33cc6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fcc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cc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01">
      <style:table-cell-properties fo:background-color="#ffcc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000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12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000000" fo:border="0.06pt solid #000000"/>
      <style:text-properties fo:color="#33cc66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3cc66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intendo 64 cart info (all countries)</text:p>
          </table:table-cell>
          <table:covered-table-cell table:number-columns-repeated="4" table:style-name="ce7"/>
          <table:covered-table-cell table:number-columns-repeated="2" table:style-name="ce21"/>
          <table:table-cell/>
        </table:table-row>
        <table:table-row table:style-name="ro2"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Boot CIC</text:p>
          </table:table-cell>
          <table:table-cell table:style-name="ce24" office:value-type="string" calcext:value-type="string">
            <text:p>Primary Save</text:p>
          </table:table-cell>
          <table:table-cell table:style-name="ce24" office:value-type="string" calcext:value-type="string">
            <text:p>Accessories / Notes</text:p>
          </table:table-cell>
          <table:table-cell table:style-name="ce24" office:value-type="string" calcext:value-type="string">
            <text:p>Mbits</text:p>
          </table:table-cell>
          <table:table-cell table:style-name="ce24" office:value-type="string" calcext:value-type="string">
            <text:p>Players</text:p>
          </table:table-cell>
          <table:table-cell table:style-name="ce24" office:value-type="string" calcext:value-type="string">
            <text:p>z64 (HW 3.0 – Bios 2.18c)</text:p>
          </table:table-cell>
          <table:table-cell/>
        </table:table-row>
        <table:table-row table:style-name="ro2">
          <table:table-cell table:style-name="ce24" office:value-type="string" calcext:value-type="string">
            <text:p>Titles are from the GoodN64 database</text:p>
          </table:table-cell>
          <table:table-cell table:style-name="ce24" office:value-type="string" calcext:value-type="string">
            <text:p>CIC-NUS710x for PAL (4 types)</text:p>
          </table:table-cell>
          <table:table-cell table:style-name="ce24" office:value-type="string" calcext:value-type="string">
            <text:p>512b and 4k EEPROM,</text:p>
          </table:table-cell>
          <table:table-cell table:style-name="ce24" office:value-type="string" calcext:value-type="string">
            <text:p>Additional devices supported or required by the game</text:p>
          </table:table-cell>
          <table:table-cell table:style-name="ce24" office:value-type="string" calcext:value-type="string">
            <text:p>Size of</text:p>
          </table:table-cell>
          <table:table-cell table:style-name="ce24" office:value-type="string" calcext:value-type="string">
            <text:p>Players</text:p>
          </table:table-cell>
          <table:table-cell table:style-name="ce24" office:value-type="string" calcext:value-type="string">
            <text:p>Country Fix has to be ON</text:p>
          </table:table-cell>
          <table:table-cell/>
        </table:table-row>
        <table:table-row table:style-name="ro2">
          <table:table-cell table:style-name="ce24" office:value-type="string" calcext:value-type="string">
            <text:p>(Variations might occur though)</text:p>
          </table:table-cell>
          <table:table-cell table:style-name="ce24" office:value-type="string" calcext:value-type="string">
            <text:p>CIC-NUS610x for NTSC (4 types)</text:p>
          </table:table-cell>
          <table:table-cell table:style-name="ce24" office:value-type="string" calcext:value-type="string">
            <text:p>64kb SRAM, 128kb FlashRAM</text:p>
          </table:table-cell>
          <table:table-cell table:style-name="ce24"/>
          <table:table-cell table:style-name="ce24" office:value-type="string" calcext:value-type="string">
            <text:p>the cart</text:p>
          </table:table-cell>
          <table:table-cell table:style-name="ce24" office:value-type="string" calcext:value-type="string">
            <text:p>supported</text:p>
          </table:table-cell>
          <table:table-cell table:style-name="ce24" office:value-type="string" calcext:value-type="string">
            <text:p>for PAL / NTSC mixes</text:p>
          </table:table-cell>
          <table:table-cell/>
        </table:table-row>
        <table:table-row table:style-name="ro2">
          <table:table-cell table:style-name="ce3" office:value-type="string" calcext:value-type="string">
            <text:p>1080 Snowboarding (E)</text:p>
          </table:table-cell>
          <table:table-cell office:value-type="string" calcext:value-type="string">
            <text:p>CIC-NUS-7103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Rumble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1080 Snowboarding (JU)</text:p>
          </table:table-cell>
          <table:table-cell office:value-type="string" calcext:value-type="string">
            <text:p>CIC-NUS-6103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Rumble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 Bug's Life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 Bug's Life (F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A Bug's Life (G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 Bug's Life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 Bug's Life (U) [a1]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erofighter's Assault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erofighter's Assault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eroGauge (E) (M3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eroGauge (J) (V1.1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eroGauge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I Shogi 3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SRAM</text:p>
          </table:table-cell>
          <table:table-cell table:style-name="ce9"/>
          <table:table-cell office:value-type="float" office:value="64" calcext:value-type="float">
            <text:p>64</text:p>
          </table:table-cell>
          <table:table-cell table:style-name="ce9"/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idyn Chronicles - The First Mage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Expansion Pak, Controller Pak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idyn Chronicles - The First Mage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Expansion Pak, Controller Pak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irboarder 64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irboarder 64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kumajou Dracula Mokushiroku - Real Action Adventure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kumajou Dracula Mokushiroku Gaiden - Legend of Cornell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lice no Wakuwaku Trump World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table:style-name="ce9"/>
          <table:table-cell office:value-type="float" office:value="96" calcext:value-type="float">
            <text:p>96</text:p>
          </table:table-cell>
          <table:table-cell table:style-name="ce9"/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ll Star Tennis '99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ll Star Tennis '99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ll Star! Dairantou Smash Brothers (J)</text:p>
          </table:table-cell>
          <table:table-cell office:value-type="string" calcext:value-type="string">
            <text:p>CIC-NUS-6103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Rumble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All-Star Baseball 2000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ll-Star Baseball 2000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ll-Star Baseball 2001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All-Star Baseball 99 (E) (M3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All-Star Baseball 99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rmorines - Project S.W.A.R.M.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rmorines - Project S.W.A.R.M. (G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rmorines - Project S.W.A.R.M.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rmy Men - Air Combat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rmy Men - Sarge's Heroes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rmy Men - Sarge's Heroes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rmy Men - Sarge's Heroes 2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steroids Hyper 64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utomobili Lamborghini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Automobili Lamborghini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ku Bomberman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ku Bomberman 2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kuretsu Muteki Bangaioh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9"/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kushou Jinsei 64 - Mezase! Resort Ou (Game of Life)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njo to Kazooie no Dai Bouken (J)</text:p>
          </table:table-cell>
          <table:table-cell office:value-type="string" calcext:value-type="string">
            <text:p>CIC-NUS-6103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ust specify BOOT-CIC</text:p>
          </table:table-cell>
          <table:table-cell/>
        </table:table-row>
        <table:table-row table:style-name="ro2">
          <table:table-cell table:style-name="ce3" office:value-type="string" calcext:value-type="string">
            <text:p>Banjo to Kazooie no Dai Bouken 2 (J)</text:p>
          </table:table-cell>
          <table:table-cell office:value-type="string" calcext:value-type="string">
            <text:p>CIC-NUS-6105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Rumble Pak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Banjo-Kazooie (E)</text:p>
          </table:table-cell>
          <table:table-cell office:value-type="string" calcext:value-type="string">
            <text:p>CIC-NUS-7103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Banjo-Kazooie (U)</text:p>
          </table:table-cell>
          <table:table-cell office:value-type="string" calcext:value-type="string">
            <text:p>CIC-NUS-7103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njo-Tooie (A)</text:p>
          </table:table-cell>
          <table:table-cell office:value-type="string" calcext:value-type="string">
            <text:p>CIC-NUS-7105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Rumble Pak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Banjo-Tooie (E)</text:p>
          </table:table-cell>
          <table:table-cell office:value-type="string" calcext:value-type="string">
            <text:p>CIC-NUS-7105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Rumble Pak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Banjo-Tooie (U)</text:p>
          </table:table-cell>
          <table:table-cell office:value-type="string" calcext:value-type="string">
            <text:p>CIC-NUS-6105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Rumble Pak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Bass Hunter 64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ss Rush - Ecogear Power Worm Championship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SRAM</text:p>
          </table:table-cell>
          <table:table-cell table:style-name="ce9"/>
          <table:table-cell office:value-type="float" office:value="224" calcext:value-type="float">
            <text:p>224</text:p>
          </table:table-cell>
          <table:table-cell table:style-name="ce9"/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ss Tsuri No. 1 - Shigesato ltoi's Bass Fishing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table:style-name="ce9"/>
          <table:table-cell office:value-type="float" office:value="128" calcext:value-type="float">
            <text:p>128</text:p>
          </table:table-cell>
          <table:table-cell table:style-name="ce9"/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ssmasters 2000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, 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tman of the Future - Return of the Joker (E) (M3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xpansion Pak</text:p>
          </table:table-cell>
          <table:table-cell office:value-type="float" office:value="64" calcext:value-type="float">
            <text:p>64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tman Beyond - Return of the Joker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xpansion Pak</text:p>
          </table:table-cell>
          <table:table-cell office:value-type="float" office:value="64" calcext:value-type="float">
            <text:p>64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ttleTanx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ttleTanx - Global Assault (E) (M3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ttleTanx - Global Assault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attlezone - Rise of the Black Dogs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east Wars Metals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east Wars Transmetal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eetle Adventure Racing!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eetle Adventure Racing!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eetle Adventure Racing!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ig Mountain 2000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io F.R.E.A.K.S.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io F.R.E.A.K.S.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io Hazard 2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SRAM</text:p>
          </table:table-cell>
          <table:table-cell table:style-name="ce9"/>
          <table:table-cell office:value-type="float" office:value="512" calcext:value-type="float">
            <text:p>512</text:p>
          </table:table-cell>
          <table:table-cell table:style-name="ce9"/>
          <table:table-cell table:style-name="ce8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Blast Corps (E) (M2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last Corps (U) (V1.0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last Corps (U) (V1.1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last Dozer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lues Brothers 2000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, Rumble Pak</text:p>
          </table:table-cell>
          <table:table-cell office:value-type="float" office:value="128" calcext:value-type="float">
            <text:p>128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Blues Brothers 2000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, Rumble Pak</text:p>
          </table:table-cell>
          <table:table-cell office:value-type="float" office:value="128" calcext:value-type="float">
            <text:p>128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dy Harvest (E) (M3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dy Harvest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kujo Monogatari 2 (J)</text:p>
          </table:table-cell>
          <table:table-cell office:value-type="string" calcext:value-type="string">
            <text:p>CIC-NUS-6102</text:p>
          </table:table-cell>
          <table:table-cell table:style-name="ce9" table:number-columns-repeated="2"/>
          <table:table-cell office:value-type="float" office:value="128" calcext:value-type="float">
            <text:p>128</text:p>
          </table:table-cell>
          <table:table-cell table:style-name="ce9"/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mberman 64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mberman 64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mberman 64 - The Second Attack! (U)</text:p>
          </table:table-cell>
          <table:table-cell office:value-type="string" calcext:value-type="string">
            <text:p>CIC-NUS-6102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mberman Hero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mberman Hero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mberman Hero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ottom of the 9th (U)</text:p>
          </table:table-cell>
          <table:table-cell office:value-type="string" calcext:value-type="string">
            <text:p>CIC-NUS-6102</text:p>
          </table:table-cell>
          <table:table-cell table:style-name="ce9"/>
          <table:table-cell office:value-type="string" calcext:value-type="string">
            <text:p>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runswick Circuit Pro Bowling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uck Bumble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uck Bumble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uck Bumble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ust-A-Move '99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, Rumble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ust-A-Move 2 - Arcade Edition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ust-A-Move 2 - Arcade Edition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Bust-A-Move 3 DX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, Rumble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alifornia Speed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armageddon 64 (E) (censored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Carmageddon 64 (E) (uncensored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Carmageddon 64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astlevania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astlevania (U) (V1.0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astlevania (U) (V1.2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astlevania - Legacy of Darkness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astlevania - Legacy of Darkness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entre Court Tennis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ameleon Twist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ameleon Twist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ameleon Twist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ameleon Twist 2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ameleon Twist 2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ameleon Twist 2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arlie Blast's Territory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arlie Blast’s Territory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opper Attack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opper Attack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oro Q 64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, 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oro Q 64 II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hou Snowbow Kids (J)</text:p>
          </table:table-cell>
          <table:table-cell office:value-type="string" calcext:value-type="string">
            <text:p>CIC-NUS-6102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Controller Pak</text:p>
          </table:table-cell>
          <table:table-cell office:value-type="float" office:value="128" calcext:value-type="float">
            <text:p>128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ity-Tour GP - All Japan Grand Touring Car Championship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ontroller Pak</text:p>
          </table:table-cell>
          <table:table-cell office:value-type="float" office:value="128" calcext:value-type="float">
            <text:p>128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lay Fighter (beta) (U)</text:p>
          </table:table-cell>
          <table:table-cell office:value-type="string" calcext:value-type="string">
            <text:p>CIC-NUS-61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lay Fighter - Sculptor's Cut (U)</text:p>
          </table:table-cell>
          <table:table-cell office:value-type="string" calcext:value-type="string">
            <text:p>CIC-NUS-61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lay Fighter 63 1-3 (E)</text:p>
          </table:table-cell>
          <table:table-cell office:value-type="string" calcext:value-type="string">
            <text:p>CIC-NUS-710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lay Fighter 63 1-3 (U)</text:p>
          </table:table-cell>
          <table:table-cell office:value-type="string" calcext:value-type="string">
            <text:p>CIC-NUS-61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ommand &amp; Conquer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FlashRAM</text:p>
          </table:table-cell>
          <table:table-cell office:value-type="string" calcext:value-type="string">
            <text:p>Expansion Pak, Rumble Pak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Command &amp; Conquer (G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FlashRAM</text:p>
          </table:table-cell>
          <table:table-cell office:value-type="string" calcext:value-type="string">
            <text:p>Expansion Pak, Rumble Pak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Command &amp; Conquer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FlashRAM</text:p>
          </table:table-cell>
          <table:table-cell office:value-type="string" calcext:value-type="string">
            <text:p>Expansion Pak, Rumble Pak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Conker's Bad Fur Day (E)</text:p>
          </table:table-cell>
          <table:table-cell office:value-type="string" calcext:value-type="string">
            <text:p>CIC-NUS-7105</text:p>
          </table:table-cell>
          <table:table-cell office:value-type="string" calcext:value-type="string">
            <text:p>EEPROM (16 Kbits)</text:p>
          </table:table-cell>
          <table:table-cell office:value-type="string" calcext:value-type="string">
            <text:p>Rumble Pak</text:p>
          </table:table-cell>
          <table:table-cell office:value-type="float" office:value="512" calcext:value-type="float">
            <text:p>5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Conker's Bad Fur Day (U)</text:p>
          </table:table-cell>
          <table:table-cell office:value-type="string" calcext:value-type="string">
            <text:p>CIC-NUS-6105</text:p>
          </table:table-cell>
          <table:table-cell office:value-type="string" calcext:value-type="string">
            <text:p>EEPROM (16 Kbits)</text:p>
          </table:table-cell>
          <table:table-cell office:value-type="string" calcext:value-type="string">
            <text:p>Rumble Pak</text:p>
          </table:table-cell>
          <table:table-cell office:value-type="float" office:value="512" calcext:value-type="float">
            <text:p>5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Cruis'n Exotica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Rumble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ruis'n USA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ruis'n USA (U) (V1.0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ruis'n USA (U) (V1.1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ruis'n USA (U) (V1.2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office:value-type="string" calcext:value-type="string">
            <text:p>Controller Pak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ruis'n World (E)</text:p>
          </table:table-cell>
          <table:table-cell office:value-type="string" calcext:value-type="string">
            <text:p>CIC-NUS-7106</text:p>
          </table:table-cell>
          <table:table-cell office:value-type="string" calcext:value-type="string">
            <text:p>EEPROM (16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Cruis'n World (U)</text:p>
          </table:table-cell>
          <table:table-cell office:value-type="string" calcext:value-type="string">
            <text:p>CIC-NUS-6106</text:p>
          </table:table-cell>
          <table:table-cell office:value-type="string" calcext:value-type="string">
            <text:p>EEPROM (16 Kbits)</text:p>
          </table:table-cell>
          <table:table-cell office:value-type="string" calcext:value-type="string">
            <text:p>Rumble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ust specify BOOT-CIC</text:p>
          </table:table-cell>
          <table:table-cell/>
        </table:table-row>
        <table:table-row table:style-name="ro2">
          <table:table-cell table:style-name="ce3" office:value-type="string" calcext:value-type="string">
            <text:p>Custom Robo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EEPROM (4 Kbits)</text:p>
          </table:table-cell>
          <table:table-cell table:style-name="ce9"/>
          <table:table-cell office:value-type="float" office:value="128" calcext:value-type="float">
            <text:p>128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ustom Robo V2 (J)</text:p>
          </table:table-cell>
          <table:table-cell office:value-type="string" calcext:value-type="string">
            <text:p>CIC-NUS-6102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office:value-type="float" office:value="128" calcext:value-type="float">
            <text:p>128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yberTiger (E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CyberTiger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Pak, Rumble Pak, Controller Pak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ance Dance Revolution - Disney Dancing Museum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SRAM</text:p>
          </table:table-cell>
          <table:table-cell table:style-name="ce9"/>
          <table:table-cell office:value-type="float" office:value="192" calcext:value-type="float">
            <text:p>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ark Rift (E)</text:p>
          </table:table-cell>
          <table:table-cell office:value-type="string" calcext:value-type="string">
            <text:p>CIC-NUS-710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ark Rift (U)</text:p>
          </table:table-cell>
          <table:table-cell office:value-type="string" calcext:value-type="string">
            <text:p>CIC-NUS-61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eadly Arts (U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mble Pak, Controller Pak</text:p>
          </table:table-cell>
          <table:table-cell office:value-type="float" office:value="96" calcext:value-type="float">
            <text:p>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efi au Tetris Magique (Magical Tetris Challenge) (F)</text:p>
          </table:table-cell>
          <table:table-cell office:value-type="string" calcext:value-type="string">
            <text:p>CIC-NUS-7101</text:p>
          </table:table-cell>
          <table:table-cell office:value-type="string" calcext:value-type="string">
            <text:p>-</text:p>
          </table:table-cell>
          <table:table-cell table:style-name="ce9"/>
          <table:table-cell office:value-type="float" office:value="128" calcext:value-type="float">
            <text:p>128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3" office:value-type="string" calcext:value-type="string">
            <text:p>Densha de GO! 64 (J)</text:p>
          </table:table-cell>
          <table:table-cell office:value-type="string" calcext:value-type="string">
            <text:p>CIC-NUS-6102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Rumble Pak, Train Peripheral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erby Stallion (J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1"/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estruction Derby 64 (E) (M3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estruction Derby 64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ezaemon 3D (J)</text:p>
          </table:table-cell>
          <table:table-cell office:value-type="string" calcext:value-type="string">
            <text:p>CIC-NUS-6102</text:p>
          </table:table-cell>
          <table:table-cell table:style-name="ce14" office:value-type="string" calcext:value-type="string">
            <text:p>SRAM (96kb)</text:p>
          </table:table-cell>
          <table:table-cell table:style-name="ce11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iddy Kong Racing (E) (V1.0) (M3)</text:p>
          </table:table-cell>
          <table:table-cell office:value-type="string" calcext:value-type="string">
            <text:p>CIC-NUS-7103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Must specify BOOT-CIC</text:p>
          </table:table-cell>
          <table:table-cell/>
        </table:table-row>
        <table:table-row table:style-name="ro2">
          <table:table-cell table:style-name="ce3" office:value-type="string" calcext:value-type="string">
            <text:p>Diddy Kong Racing (E) (V1.1) (M3)</text:p>
          </table:table-cell>
          <table:table-cell office:value-type="string" calcext:value-type="string">
            <text:p>CIC-NUS-7103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Must specify BOOT-CIC</text:p>
          </table:table-cell>
          <table:table-cell/>
        </table:table-row>
        <table:table-row table:style-name="ro2">
          <table:table-cell table:style-name="ce3" office:value-type="string" calcext:value-type="string">
            <text:p>Diddy Kong Racing (J)</text:p>
          </table:table-cell>
          <table:table-cell office:value-type="string" calcext:value-type="string">
            <text:p>CIC-NUS-6103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iddy Kong Racing (U) (V1.0)</text:p>
          </table:table-cell>
          <table:table-cell office:value-type="string" calcext:value-type="string">
            <text:p>CIC-NUS-6103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Must specify BOOT-CIC</text:p>
          </table:table-cell>
          <table:table-cell/>
        </table:table-row>
        <table:table-row table:style-name="ro2">
          <table:table-cell table:style-name="ce3" office:value-type="string" calcext:value-type="string">
            <text:p>Diddy Kong Racing (U) (V1.1)</text:p>
          </table:table-cell>
          <table:table-cell office:value-type="string" calcext:value-type="string">
            <text:p>CIC-NUS-6103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Must specify BOOT-CIC</text:p>
          </table:table-cell>
          <table:table-cell/>
        </table:table-row>
        <table:table-row table:style-name="ro2">
          <table:table-cell table:style-name="ce3" office:value-type="string" calcext:value-type="string">
            <text:p>Disney's Donald Duck - Goin' Quackers (U) (M5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Expansion Pak, Controller Pak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isney's Tarzan (E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isney's Tarzan (F)</text:p>
          </table:table-cell>
          <table:table-cell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Disney's Tarzan (G)</text:p>
          </table:table-cell>
          <table:table-cell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isney's Tarzan (U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obutsu No Mori (J)</text:p>
          </table:table-cell>
          <table:table-cell office:value-type="string" calcext:value-type="string">
            <text:p>CIC-NUS-6102</text:p>
          </table:table-cell>
          <table:table-cell table:style-name="ce11" table:number-columns-repeated="2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onald Duck - Quack Attack (E) (M5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onkey Kong 64 (E)</text:p>
          </table:table-cell>
          <table:table-cell office:value-type="string" calcext:value-type="string">
            <text:p>CIC-NUS-7105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Donkey Kong 64 (J)</text:p>
          </table:table-cell>
          <table:table-cell office:value-type="string" calcext:value-type="string">
            <text:p>CIC-NUS-6105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Donkey Kong 64 (U)</text:p>
          </table:table-cell>
          <table:table-cell office:value-type="string" calcext:value-type="string">
            <text:p>CIC-NUS-6105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Donkey Kong 64 - Kiosk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4" office:value-type="string" calcext:value-type="string">
            <text:p>Expansion Pak, Rumble Pak</text:p>
          </table:table-cell>
          <table:table-cell table:style-name="ce19" office:value-type="float" office:value="192" calcext:value-type="float">
            <text:p>192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oom 64 (E)</text:p>
          </table:table-cell>
          <table:table-cell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oom 64 (J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oom 64 (U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oraemon - Mittsu no Seireiseki (J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1"/>
          <table:table-cell table:style-name="ce19" office:value-type="float" office:value="64" calcext:value-type="float">
            <text:p>64</text:p>
          </table:table-cell>
          <table:table-cell table:style-name="ce11"/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oraemon 2 - Hikari no Shinden (J)</text:p>
          </table:table-cell>
          <table:table-cell office:value-type="string" calcext:value-type="string">
            <text:p>CIC-NUS-6102</text:p>
          </table:table-cell>
          <table:table-cell table:style-name="ce11"/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Doraemon 3 - Nobi Dai No Machi SOS! (J)</text:p>
          </table:table-cell>
          <table:table-cell office:value-type="string" calcext:value-type="string">
            <text:p>CIC-NUS-6102</text:p>
          </table:table-cell>
          <table:table-cell table:style-name="ce11" table:number-columns-repeated="2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Dr. Mario 64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ual Heroes (E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ual Heroes (J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ual Heroes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uck Dodgers Starring Daffy Duck (U) (M3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uke Nukem - ZER0 H0UR (E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uke Nukem - ZER0 H0UR (F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Duke Nukem - ZER0 H0UR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uke Nukem 64 (E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Duke Nukem 64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arthworm Jim 3D (E) (M5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arthworm Jim 3D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CW Hardcore Revolution (E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CW Hardcore Revolution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lmo's Letter Adventure (U)</text:p>
          </table:table-cell>
          <table:table-cell office:value-type="string" calcext:value-type="string">
            <text:p>CIC-NUS-6102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lmo's Number Journey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ltale Monsters (J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xcitebike 64 (E)</text:p>
          </table:table-cell>
          <table:table-cell office:value-type="string" calcext:value-type="string">
            <text:p>CIC-NUS-7103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Excitebike 64 (J)</text:p>
          </table:table-cell>
          <table:table-cell office:value-type="string" calcext:value-type="string">
            <text:p>CIC-NUS-6103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Excitebike 64 (U)</text:p>
          </table:table-cell>
          <table:table-cell office:value-type="string" calcext:value-type="string">
            <text:p>CIC-NUS-6103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Excitebike 64 - Kiosk (U)</text:p>
          </table:table-cell>
          <table:table-cell office:value-type="string" calcext:value-type="string">
            <text:p>CIC-NUS-6103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Must specify BOOT-CIC</text:p>
          </table:table-cell>
          <table:table-cell/>
        </table:table-row>
        <table:table-row table:style-name="ro2">
          <table:table-cell table:style-name="ce3" office:value-type="string" calcext:value-type="string">
            <text:p>Extreme-G (E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xtreme-G (J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xtreme-G (U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xtreme-G XG2 (E) (M5)</text:p>
          </table:table-cell>
          <table:table-cell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xtreme-G XGZ (J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Extreme-G XG2 (U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F-1 Pole Position 64 (E) (M3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F-1 Pole Position 64 (U) (M3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F-1 World Grand Prix (E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F-1 World Grand Prix (F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F-1 World Grand Prix (G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-1 World Grand Prix (J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-1 World Grand Prix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-1 World Grand Prix II (E)</text:p>
          </table:table-cell>
          <table:table-cell table:style-name="ce9"/>
          <table:table-cell table:style-name="ce11" table:number-columns-repeated="2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F-Cup Maniax (J)</text:p>
          </table:table-cell>
          <table:table-cell table:style-name="ce9"/>
          <table:table-cell table:style-name="ce11" table:number-columns-repeated="2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F-Zero X (E)</text:p>
          </table:table-cell>
          <table:table-cell office:value-type="string" calcext:value-type="string">
            <text:p>CIC-NUS-7106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-Zero X (J)</text:p>
          </table:table-cell>
          <table:table-cell office:value-type="string" calcext:value-type="string">
            <text:p>CIC-NUS-6106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-Zero X (U)</text:p>
          </table:table-cell>
          <table:table-cell office:value-type="string" calcext:value-type="string">
            <text:p>CIC-NUS-6106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1 Racing Championship (E) (M5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Controller Pak, 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Default Settings</text:p>
          </table:table-cell>
          <table:table-cell/>
        </table:table-row>
        <table:table-row table:style-name="ro2">
          <table:table-cell table:style-name="ce3" office:value-type="string" calcext:value-type="string">
            <text:p>Famista 64 (J)</text:p>
          </table:table-cell>
          <table:table-cell table:style-name="ce9"/>
          <table:table-cell table:style-name="ce11" table:number-columns-repeated="2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FIFA - Road to World Cup 98 (E)</text:p>
          </table:table-cell>
          <table:table-cell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IFA - Road to World Cup 98 (J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IFA - Road to World Cup 98 (U)</text:p>
          </table:table-cell>
          <table:table-cell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IFA 99 (E)</text:p>
          </table:table-cell>
          <table:table-cell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IFA 99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IFA Soccer 64 (E)</text:p>
          </table:table-cell>
          <table:table-cell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FIFA Soccer 64 (U)</text:p>
          </table:table-cell>
          <table:table-cell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ighter's Destiny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ighter's Destiny (F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ighter's Destiny (G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ighter's Destiny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ighter's Destiny 2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ighting Cup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ighting Force 6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ighting Force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ire Electric Pen (J)</text:p>
          </table:table-cell>
          <table:table-cell table:style-name="ce11" table:number-columns-repeated="2"/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lying Dragon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lying Dragon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lying Dragon Fighters (Hiro no Ken Twin)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orsaken 6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orsaken 64 (G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orsaken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ox Sports College Hoops '99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Fushigi no Dungeon - Furai no Shiren 2 (J)</text:p>
          </table:table-cell>
          <table:table-cell table:style-name="ce11" table:number-columns-repeated="3"/>
          <table:table-cell table:style-name="ce19" office:value-type="float" office:value="256" calcext:value-type="float">
            <text:p>256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.A.S.P! Fighter's NEXTream (E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.A.S.P! Fighter's NEXTream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anbare Goemon (J)</text:p>
          </table:table-cell>
          <table:table-cell table:style-name="ce11" table:number-columns-repeated="2"/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anbare Goemon (J) [a1]</text:p>
          </table:table-cell>
          <table:table-cell table:style-name="ce11" table:number-columns-repeated="2"/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anbare Goemon 2 - Deoru Dero Douchuu Obake Tenkomori (J)</text:p>
          </table:table-cell>
          <table:table-cell table:style-name="ce11" table:number-columns-repeated="2"/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anbare Nippon Olympics 2000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auntlet Legend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auntlet Legends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auntlet Legends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etter Love!! Cho Renai Party Game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ex 3 - Deep Cover Gecko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ex 3 - Deep Cover Gecko (FG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ex 3 - Deep Cover Gecko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ex 64 - Enter the Gecko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ex 64 - Enter the Gecko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lover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lover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oemon Mononoke Sugoroku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oemon's Great Adventur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olden Nugget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oldenEye 007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oldenEye 007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oldenEye 007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T 64 Championship Edition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GT 64 Championship Edition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anafuda 64 - Tenshi no Yakusoku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arukanaru Augusta Masters 98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arvest Moon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eiwa Pachinko World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ercules - The Legendary Journey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ercules - The Legendary Journeys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exen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exen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exen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ey You, Pikachu!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Voice Recognition Unit, Microphone, 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oly Magic Century (E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oly Magic Century (E) [a1]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oly Magic Century (F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oly Magic Century (G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oshi no Kirby 64 (J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EEPROM (4 Kbits)</text:p>
          </table:table-cell>
          <table:table-cell table:style-name="ce11"/>
          <table:table-cell table:style-name="ce19" office:value-type="float" office:value="256" calcext:value-type="float">
            <text:p>256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ot Wheels Turbo Racing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ot Wheels Turbo Racing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SV Adventure Racing (A) [a1]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SV Adventure Racing (A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uman Grand Prix (J)</text:p>
          </table:table-cell>
          <table:table-cell table:style-name="ce11" table:number-columns-repeated="2"/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ybrid Heaven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ybrid Heaven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ybrid Heaven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ydro Thunder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Hydro Thunder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Iggy's Reckin‘ Ball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Iggy's Reckin' Balls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Iggy-kun no Bura Bura Poyon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In-Fisherman Bass Hunter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Indiana Jones and the Infernal Machin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4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Indy Racing 2000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1"/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International Superstar Soccer '98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International Superstar Soccer '98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International Superstar Soccer 2000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International Superstar Soccer 2000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International Superstar Soccer 6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International Superstar Soccer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International Track and Field 2000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International Track and Field Summer Games (E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. League Dynamite Soccer (J)</text:p>
          </table:table-cell>
          <table:table-cell table:style-name="ce11"/>
          <table:table-cell table:style-name="ce17"/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2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J. League Dynamite Soccer (J) [a1]</text:p>
          </table:table-cell>
          <table:table-cell table:style-name="ce11"/>
          <table:table-cell table:style-name="ce17"/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2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J. League Eleven Beat 1997 (J)</text:p>
          </table:table-cell>
          <table:table-cell table:style-name="ce11"/>
          <table:table-cell table:style-name="ce17"/>
          <table:table-cell table:style-name="ce10" office:value-type="string" calcext:value-type="string">
            <text:p>Controller Pak</text:p>
          </table:table-cell>
          <table:table-cell table:style-name="ce12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. League Live 64 (J) [a1]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. League Live 64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. League Tactics Soccer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angou Simulation Mahjong Do 64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eopardy! (U)</text:p>
          </table:table-cell>
          <table:table-cell table:style-name="ce10" office:value-type="string" calcext:value-type="string">
            <text:p>CIC-NUS-6102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Jeremy McGrath Supercross 2000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Jeremy McGrath Supercross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Jet Force Gemini (E)</text:p>
          </table:table-cell>
          <table:table-cell table:style-name="ce10" office:value-type="string" calcext:value-type="string">
            <text:p>CIC-NUS-7105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Jet Force Gemini (U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Jet Force Gemini - Kiosk (U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FlashRAM</text:p>
          </table:table-cell>
          <table:table-cell table:style-name="ce11" table:number-columns-repeated="4"/>
          <table:table-cell/>
        </table:table-row>
        <table:table-row table:style-name="ro2">
          <table:table-cell table:style-name="ce3" office:value-type="string" calcext:value-type="string">
            <text:p>Jikkyou G1 Stable (J)</text:p>
          </table:table-cell>
          <table:table-cell table:style-name="ce11" table:number-columns-repeated="2"/>
          <table:table-cell table:style-name="ce10" office:value-type="string" calcext:value-type="string">
            <text:p>Controller Pak</text:p>
          </table:table-cell>
          <table:table-cell table:style-name="ce11" table:number-columns-repeated="3"/>
          <table:table-cell/>
        </table:table-row>
        <table:table-row table:style-name="ro2">
          <table:table-cell table:style-name="ce3" office:value-type="string" calcext:value-type="string">
            <text:p>Jikkyou J. League 1999 - Perfect Striker 2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ikkyou J. League Perfect Striker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ikkyou Pawapuro Puroyakyu 2000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ikkyou Powerful Pro Baseball Basic 2001 (J)</text:p>
          </table:table-cell>
          <table:table-cell table:style-name="ce11" table:number-columns-repeated="6"/>
          <table:table-cell/>
        </table:table-row>
        <table:table-row table:style-name="ro2">
          <table:table-cell table:style-name="ce3" office:value-type="string" calcext:value-type="string">
            <text:p>Jikkyou World Cup France '98 (J)</text:p>
          </table:table-cell>
          <table:table-cell table:style-name="ce11" table:number-columns-repeated="6"/>
          <table:table-cell/>
        </table:table-row>
        <table:table-row table:style-name="ro2">
          <table:table-cell table:style-name="ce3" office:value-type="string" calcext:value-type="string">
            <text:p>Jikkyou World Soccer 3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insei Game 64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John Romero's Daikatana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John Romero's Daikatana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John Romero's Daikatana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en Griffey Jr.'s Slugfest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1"/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iller Instinct Gold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iller Instinct Gold (U) (V1.0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iller Instinct Gold (U) (V1.1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iller Instinct Gold (U) (V1.2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ing Hill 64 - Extreme Snowboarding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Kiratto Kaiketsu! 64 Tanteidan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Kirby 64 - The Crystal Shards (E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irby 64 - The Crystal Shards (U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nife Edge - Nose Gunner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nife Edge - Nose Gunner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nife Edge - Nose Gunner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nockout Kings 2000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nockout Kings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obe Bryant's NBA Courtside (E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obe Bryant's NBA Courtside (U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Kuiki Uhabi Suigo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Last Legion UX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Last Legion UX (J) [at]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Legend of Zelda 2, The - Majora's Mask (E) (M4)</text:p>
          </table:table-cell>
          <table:table-cell table:style-name="ce10" office:value-type="string" calcext:value-type="string">
            <text:p>CIC-NUS-7105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Legend of Zelda 2, The - Majora's Mask (U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Legend of Zelda, The - Ocarina of Time (E) (V1.0)</text:p>
          </table:table-cell>
          <table:table-cell table:style-name="ce10" office:value-type="string" calcext:value-type="string">
            <text:p>CIC-NUS-7105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egend of Zelda, The - Ocarina of Time (E) (V1.1)</text:p>
          </table:table-cell>
          <table:table-cell table:style-name="ce10" office:value-type="string" calcext:value-type="string">
            <text:p>CIC-NUS-7105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egend of Zelda, The - Ocarina of Time (U) (V1.0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egend of Zelda, The - Ocarina of Time (U) (V1.1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egend of Zelda, The - Ocarina of Time (U) (V1.2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EGO Racers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EGO Racer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EGO Racers (U) [a1]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et's Smash Tennis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Lode Runner 3-D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ode Runner 3-D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ode Runner 3-D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ooney Tunes - Duck Dodger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Lylat Wars (A)</text:p>
          </table:table-cell>
          <table:table-cell table:style-name="ce10" office:value-type="string" calcext:value-type="string">
            <text:p>CIC-NUS-7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Works</text:p>
          </table:table-cell>
          <table:table-cell/>
        </table:table-row>
        <table:table-row table:style-name="ro2">
          <table:table-cell table:style-name="ce3" office:value-type="string" calcext:value-type="string">
            <text:p>Lylat Wars (E)</text:p>
          </table:table-cell>
          <table:table-cell table:style-name="ce10" office:value-type="string" calcext:value-type="string">
            <text:p>CIC-NUS-7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Works</text:p>
          </table:table-cell>
          <table:table-cell/>
        </table:table-row>
        <table:table-row table:style-name="ro2">
          <table:table-cell table:style-name="ce3" office:value-type="string" calcext:value-type="string">
            <text:p>Mace - The Dark Ag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ce - The Dark Ag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dden 2000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dden Football 6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dden Football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dden NFL 2001 (U)</text:p>
          </table:table-cell>
          <table:table-cell table:style-name="ce10" office:value-type="string" calcext:value-type="string">
            <text:p>CIC-NUS-6102</text:p>
          </table:table-cell>
          <table:table-cell table:style-name="ce18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dden NFL 2002 (U)</text:p>
          </table:table-cell>
          <table:table-cell table:style-name="ce9" table:number-columns-repeated="3"/>
          <table:table-cell table:style-name="ce11" table:number-columns-repeated="3"/>
          <table:table-cell/>
        </table:table-row>
        <table:table-row table:style-name="ro2">
          <table:table-cell table:style-name="ce3" office:value-type="string" calcext:value-type="string">
            <text:p>Madden NFL 99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dden NFL 99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gical Tetris Challenge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gical Tetris Challenge (G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gical Tetris Challenge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gical Tetris Challeng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hjong 64 (KOEI)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hjong Hourouki Classic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hjong Master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jor League Baseball Featuring Ken Griffey Jr. (E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1"/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jor League Baseball Featuring Ken Griffey Jr. (U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1"/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Golf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Transfer Pak, Rumble Pak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Golf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Transfer Pak, Rumble Pak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Golf 64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Transfer Pak, Rumble Pak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Kart 64 (E) (V1.0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Kart 64 (E) (V1.1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Kart 64 (J) (V1.0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Kart 64 (J) (V1.1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Kart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No Photopie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rio Party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Party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Party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Party 2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rio Party 2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rio Party 2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1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rio Party 3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16 Kbits)</text:p>
          </table:table-cell>
          <table:table-cell table:style-name="ce11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rio Party 3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16 Kbits)</text:p>
          </table:table-cell>
          <table:table-cell table:style-name="ce11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rio Party 3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16 Kbits)</text:p>
          </table:table-cell>
          <table:table-cell table:style-name="ce11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ario Story (J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FlashRAM</text:p>
          </table:table-cell>
          <table:table-cell table:style-name="ce11"/>
          <table:table-cell table:style-name="ce19" office:value-type="float" office:value="320" calcext:value-type="float">
            <text:p>320</text:p>
          </table:table-cell>
          <table:table-cell table:style-name="ce11"/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Mario Tenni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Transfer Pak, 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Tennis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Transfer Pak, 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ario Tennis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Transfer Pak, 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ega Man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Mia Hamm Soccer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chael Owens WLS 2000 (E)</text:p>
          </table:table-cell>
          <table:table-cell table:style-name="ce11" table:number-columns-repeated="6"/>
          <table:table-cell/>
        </table:table-row>
        <table:table-row table:style-name="ro2">
          <table:table-cell table:style-name="ce3" office:value-type="string" calcext:value-type="string">
            <text:p>Mickey's Speedway USA (E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ckey's Speedway USA (U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ckey no Racing Challenge USA (J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ckey's Speedway USA (E)</text:p>
          </table:table-cell>
          <table:table-cell table:style-name="ce12" table:number-columns-repeated="5"/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ckey's Speedway USA (U)</text:p>
          </table:table-cell>
          <table:table-cell table:style-name="ce12" table:number-columns-repeated="5"/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cro Machines 64 Turbo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cro Machines 64 Turbo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cro Machines 64 Turbo (U) [a1]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dway's Greatest Arcade Hits Volume 1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Controller Pak</text:p>
          </table:table-cell>
          <table:table-cell table:style-name="ce19" office:value-type="float" office:value="32" calcext:value-type="float">
            <text:p>32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ike Piazza's Strike Zon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lo's Astro Lane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lo's Astro Lanes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schief Maker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schief Makers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ssion Impossible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ssion Impossible (F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ssion Impossible (G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ssion Impossible (I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ssion Impossible (S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ission Impossibl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naco Grand Prix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nopoly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nster Truck Madness 6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nster Truck Madness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rita Shogi 64 (J)</text:p>
          </table:table-cell>
          <table:table-cell table:style-name="ce11"/>
          <table:table-cell table:style-name="ce14"/>
          <table:table-cell table:style-name="ce11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Mortal Kombat 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rtal Kombat 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rtal Kombat Mythologies - Sub-Zero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rtal Kombat Mythologies - Sub-Zero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rtal Kombat Trilogy (E)</text:p>
          </table:table-cell>
          <table:table-cell table:style-name="ce10" office:value-type="string" calcext:value-type="string">
            <text:p>CIC-NUS-710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rtal Kombat Trilogy (U) (V1.0)</text:p>
          </table:table-cell>
          <table:table-cell table:style-name="ce10" office:value-type="string" calcext:value-type="string">
            <text:p>CIC-NUS-610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ortal Kombat Trilogy (U) (V1.2)</text:p>
          </table:table-cell>
          <table:table-cell table:style-name="ce10" office:value-type="string" calcext:value-type="string">
            <text:p>CIC-NUS-610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RC - Multi Racing Championship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RC - Multi Racing Championship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RC - Multi Racing Championship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s. Pac-Man Maze Madnes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ystical Ninja - Starring Goemon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ystical Ninja - Starring Goemon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Mystical Ninja 2 - Starring Goemon (E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Nagano Olympic Hockey '98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agano Olympic Hockey '98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agano Olympic Hockey '98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agano Winter Olympics '98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agano Winter Olympics '98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agano Winter Olympics '98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amco Museum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Controller Pak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ASCAR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ASCAR 99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ASCAR 99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Courtside 2 - Featuring Kobe Bryant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FlashRAM</text:p>
          </table:table-cell>
          <table:table-cell table:style-name="ce11" table:number-columns-repeated="3"/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NBA Hangtim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Hangtim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In the Zone '98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1" table:number-columns-repeated="3"/>
          <table:table-cell/>
        </table:table-row>
        <table:table-row table:style-name="ro2">
          <table:table-cell table:style-name="ce3" office:value-type="string" calcext:value-type="string">
            <text:p>NBA In the Zone '98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NBA In the Zone '99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NBA In the Zone 2 (J)</text:p>
          </table:table-cell>
          <table:table-cell table:style-name="ce11" table:number-columns-repeated="2"/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NBA In the Zone 2000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1" table:number-columns-repeated="3"/>
          <table:table-cell/>
        </table:table-row>
        <table:table-row table:style-name="ro2">
          <table:table-cell table:style-name="ce3" office:value-type="string" calcext:value-type="string">
            <text:p>NBA In the Zone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1" table:number-columns-repeated="3"/>
          <table:table-cell/>
        </table:table-row>
        <table:table-row table:style-name="ro2">
          <table:table-cell table:style-name="ce3" office:value-type="string" calcext:value-type="string">
            <text:p>NBA Jam 2000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Jam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Jam 99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Jam 99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Live 2000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Live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Live 99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Live 99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BA Pro 98 (E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NBA Pro 99 (E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NBA Showtime - NBA on NBC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eon Genesis Evangelion (J)</text:p>
          </table:table-cell>
          <table:table-cell table:style-name="ce11" table:number-columns-repeated="2"/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New Tetris, The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Controller Pak</text:p>
          </table:table-cell>
          <table:table-cell table:style-name="ce20" office:value-type="float" office:value="96.000977" calcext:value-type="float">
            <text:p>96.000977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ew Tetris, Th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Blitz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Blitz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Blitz 2001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1"/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Quarterback Club 2000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Quarterback Club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Quarterback Club 2001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1"/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Quarterback Club 98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Quarterback Club 98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Quarterback Club 99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FL Quarterback Club 99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HL 99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HL 99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HL Blades of Steel '99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HL Breakaway 98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HL Breakaway 98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HL Breakaway 99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HL Breakaway 99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HL Pro 99 (E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Nightmare Creature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uclear Strike 64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uclear Strike 64 (G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uclear Strike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Nushi Zuri 64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Nushi Zuri 64 - Shiokaze ni Notte (J)</text:p>
          </table:table-cell>
          <table:table-cell table:style-name="ce11" table:number-columns-repeated="3"/>
          <table:table-cell table:style-name="ce12"/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Off Road Challeng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Off Road Challeng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Ogre Battle 64 - Person of Lordly Caliber (J) (V1.1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Ogre Battle 64 - Person of Lordly Caliber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Ohzumou 64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Ohzumou 64 2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Onegai Monsters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achinko 365 Nichi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aper Mario (G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FlashRAM</text:p>
          </table:table-cell>
          <table:table-cell table:style-name="ce14" office:value-type="string" calcext:value-type="string">
            <text:p>Rumble Pak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Paper Mario (U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FlashRAM</text:p>
          </table:table-cell>
          <table:table-cell table:style-name="ce14" office:value-type="string" calcext:value-type="string">
            <text:p>Rumble Pak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Paperboy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aperboy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arlor! Pro 64 Pachinko Jikki Simulation Game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awapuro Puroyakyu 4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awapuro Puroyakyu 5 (J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awapuro Puroyakyu 6 (J)</text:p>
          </table:table-cell>
          <table:table-cell table:style-name="ce11" table:number-columns-repeated="2"/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1"/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PD Ultraman Battle Collection 64 (J)</text:p>
          </table:table-cell>
          <table:table-cell table:style-name="ce11" table:number-columns-repeated="3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enny Racer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enny Racers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erfect Dark (E)</text:p>
          </table:table-cell>
          <table:table-cell table:style-name="ce10" office:value-type="string" calcext:value-type="string">
            <text:p>CIC-NUS-7105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Transfer Pak, 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erfect Dark (J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Transfer Pak, 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erfect Dark (U) (V1.0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Transfer Pak, 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erfect Dark (U) (V1.1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Transfer Pak, 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GA European Tour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GA European Tour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ikachu Genki Dechu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Voice Recognition Unit, Microphone, 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ilotwings 6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ilotwings 64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ilotwings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ocket Monsters Snap (J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FlashRAM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cket Monsters Stadium (J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cket Monsters Stadium 2 (J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Puzzle League (E)</text:p>
          </table:table-cell>
          <table:table-cell table:style-name="ce10" office:value-type="string" calcext:value-type="string">
            <text:p>CIC-NUS-7101</text:p>
          </table:table-cell>
          <table:table-cell table:style-name="ce11" table:number-columns-repeated="2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okemon Puzzle League (F)</text:p>
          </table:table-cell>
          <table:table-cell table:style-name="ce10" office:value-type="string" calcext:value-type="string">
            <text:p>CIC-NUS-7101</text:p>
          </table:table-cell>
          <table:table-cell table:style-name="ce11" table:number-columns-repeated="2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okemon Puzzle League (G)</text:p>
          </table:table-cell>
          <table:table-cell table:style-name="ce10" office:value-type="string" calcext:value-type="string">
            <text:p>CIC-NUS-7101</text:p>
          </table:table-cell>
          <table:table-cell table:style-name="ce11" table:number-columns-repeated="2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okemon Puzzle League (U)</text:p>
          </table:table-cell>
          <table:table-cell table:style-name="ce10" office:value-type="string" calcext:value-type="string">
            <text:p>CIC-NUS-6102</text:p>
          </table:table-cell>
          <table:table-cell table:style-name="ce11" table:number-columns-repeated="2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okemon Snap (A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nap (F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nap (G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nap (I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FlashRAM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nap (S)</text:p>
          </table:table-cell>
          <table:table-cell table:style-name="ce12" table:number-columns-repeated="5"/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okemon Snap (U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FlashRAM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nap Station (U)</text:p>
          </table:table-cell>
          <table:table-cell table:style-name="ce10" office:value-type="string" calcext:value-type="string">
            <text:p>CIC-NUS-6103</text:p>
          </table:table-cell>
          <table:table-cell table:style-name="ce11" table:number-columns-repeated="2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okemon Stadium - Kiosk (U)</text:p>
          </table:table-cell>
          <table:table-cell table:style-name="ce11" table:number-columns-repeated="3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okemon Stadium (E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tadium (F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tadium (G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tadium (S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tadium (U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tadium 2 (E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tadium 2 (G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tadium 2 (S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tadium 2 (U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Transfer Pak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Pokemon Stadium GS (J)</text:p>
          </table:table-cell>
          <table:table-cell table:style-name="ce11" table:number-columns-repeated="3"/>
          <table:table-cell table:style-name="ce19" office:value-type="float" office:value="512" calcext:value-type="float">
            <text:p>512</text:p>
          </table:table-cell>
          <table:table-cell table:style-name="ce11"/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Polaris Sno Cros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ower League Baseball 64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ower Rangers - Lightspeed Rescu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ower Rangers - Lightspeed Rescu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Powerpuff Girls, The - Chemical X-traction (U)</text:p>
          </table:table-cell>
          <table:table-cell table:style-name="ce11" table:number-columns-repeated="6"/>
          <table:table-cell/>
        </table:table-row>
        <table:table-row table:style-name="ro2">
          <table:table-cell table:style-name="ce3" office:value-type="string" calcext:value-type="string">
            <text:p>Premier Manager 64 (E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ro Mahjong Kiwame 64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ro Yak Yu King Baseball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uyo Puyo 4 - Puyo Puyo Party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uyo Puyo Sun 64 (J)</text:p>
          </table:table-cell>
          <table:table-cell table:style-name="ce11" table:number-columns-repeated="2"/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Puzzle Bobble 64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Quake 64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1"/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Quake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1"/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Quake II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Quake II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Quest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acing Simulation - Monaco Grand Prix (E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Racing Simulation 2 (G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Rakuga Kids (E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Rakuga Kids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Rally '99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Rally Challenge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ampage - World Tour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3" calcext:value-type="float">
            <text:p>3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ampage - World Tour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3" calcext:value-type="float">
            <text:p>3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ampage 2 - Universal Tour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3" calcext:value-type="float">
            <text:p>3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ampage 2 - Universal Tour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3" calcext:value-type="float">
            <text:p>3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at Attack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at Attack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ayman 2 - The Great Escap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ayman 2 - The Great Escap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e-Volt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e-Volt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eady 2 Rumble Boxing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eady 2 Rumble Boxing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eady 2 Rumble Boxing Round 2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esident Evil 2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Resident Evil 2 (U)</text:p>
          </table:table-cell>
          <table:table-cell table:style-name="ce13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Too Big</text:p>
          </table:table-cell>
          <table:table-cell/>
        </table:table-row>
        <table:table-row table:style-name="ro2">
          <table:table-cell table:style-name="ce3" office:value-type="string" calcext:value-type="string">
            <text:p>Road Rash 64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oad Rash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oadsters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oadster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obot Ponkottsu 64 - Caramel of the 7 Seas (J)</text:p>
          </table:table-cell>
          <table:table-cell table:style-name="ce14"/>
          <table:table-cell table:style-name="ce11" table:number-columns-repeated="5"/>
          <table:table-cell/>
        </table:table-row>
        <table:table-row table:style-name="ro2">
          <table:table-cell table:style-name="ce3" office:value-type="string" calcext:value-type="string">
            <text:p>Robotron 64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obotron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ocket - Robot on Wheel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ocket - Robot on Wheels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ockman Dash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FlashRAM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RR64 - Ridge Racer 64 (E)</text:p>
          </table:table-cell>
          <table:table-cell table:style-name="ce12" office:value-type="string" calcext:value-type="string">
            <text:p>CIC-NUS-7101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/>
          <table:table-cell/>
        </table:table-row>
        <table:table-row table:style-name="ro2">
          <table:table-cell table:style-name="ce3" office:value-type="string" calcext:value-type="string">
            <text:p>RR64 - Ridge Racer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TL World League Soccer 2000 (G)</text:p>
          </table:table-cell>
          <table:table-cell table:style-name="ce15"/>
          <table:table-cell table:style-name="ce11" table:number-columns-repeated="2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Rugrats - Scavenger Hunt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ugrats - Treasure Hunt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1" table:number-columns-repeated="4"/>
          <table:table-cell/>
        </table:table-row>
        <table:table-row table:style-name="ro2">
          <table:table-cell table:style-name="ce3" office:value-type="string" calcext:value-type="string">
            <text:p>Rugrats in Paris - The Movie (E)</text:p>
          </table:table-cell>
          <table:table-cell table:style-name="ce16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ugrats in Paris - The Movi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ush 2 - Extreme Racing USA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Rush 2 - Extreme Racing USA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.C.A.R.S. (E)</text:p>
          </table:table-cell>
          <table:table-cell table:style-name="ce12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.C.A.R.S.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an Francisco Rush - Extreme Racing (E)</text:p>
          </table:table-cell>
          <table:table-cell table:style-name="ce12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an Francisco Rush - Extreme Racing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an Francisco Rush 2049 (E)</text:p>
          </table:table-cell>
          <table:table-cell table:style-name="ce12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an Francisco Rush 2049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cooby-Doo - Classic Creep Capers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cooby-Doo - Classic Creep Caper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D Hiryuu no Ken Densetsu (J)</text:p>
          </table:table-cell>
          <table:table-cell table:style-name="ce15"/>
          <table:table-cell table:style-name="ce11" table:number-columns-repeated="2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hadow Man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hadow Man (F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hadow Man (G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hadow Man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hadowgate 64 - Trials of the Four Towers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hadowgate 64 - Trials of the Four Towers (FGD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hadowgate 64 - Trials of the Four Towers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hadowgate 64 - Trials of the Four Tower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im City 2000 (J)</text:p>
          </table:table-cell>
          <table:table-cell table:style-name="ce14"/>
          <table:table-cell table:style-name="ce11" table:number-columns-repeated="2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in and Punishment - Tsumi To Batsu (J)</text:p>
          </table:table-cell>
          <table:table-cell table:style-name="ce14"/>
          <table:table-cell table:style-name="ce11" table:number-columns-repeated="2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now Speeder (J)</text:p>
          </table:table-cell>
          <table:table-cell table:style-name="ce14"/>
          <table:table-cell table:style-name="ce11" table:number-columns-repeated="2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nowboard Kids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nowboard Kid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nowboard Kids 2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nowboard Kids 2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nowbow Kids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onic Wings Assault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outh Park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outh Park (G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outh Park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outh Park - Chef's Luv Shack (E)</text:p>
          </table:table-cell>
          <table:table-cell table:style-name="ce10" office:value-type="string" calcext:value-type="string">
            <text:p>CIC-NUS-710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outh Park - Chef's Luv Shack (U)</text:p>
          </table:table-cell>
          <table:table-cell table:style-name="ce10" office:value-type="string" calcext:value-type="string">
            <text:p>CIC-NUS-6102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outh Park Rally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outh Park Rally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pace Dynamites (J)</text:p>
          </table:table-cell>
          <table:table-cell table:style-name="ce14"/>
          <table:table-cell table:style-name="ce11" table:number-columns-repeated="5"/>
          <table:table-cell/>
        </table:table-row>
        <table:table-row table:style-name="ro2">
          <table:table-cell table:style-name="ce3" office:value-type="string" calcext:value-type="string">
            <text:p>Space Invader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pacestation Silicon Valley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pacestation Silicon Valley (F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pacestation Silicon Valley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pacestation Silicon Valley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pider-Man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. Andrews Old Course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tar Fox 64 (J)</text:p>
          </table:table-cell>
          <table:table-cell table:style-name="ce10" office:value-type="string" calcext:value-type="string">
            <text:p>CIC-NUS-6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Works</text:p>
          </table:table-cell>
          <table:table-cell/>
        </table:table-row>
        <table:table-row table:style-name="ro2">
          <table:table-cell table:style-name="ce3" office:value-type="string" calcext:value-type="string">
            <text:p>Star Fox 64 (U)</text:p>
          </table:table-cell>
          <table:table-cell table:style-name="ce10" office:value-type="string" calcext:value-type="string">
            <text:p>CIC-NUS-6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Works</text:p>
          </table:table-cell>
          <table:table-cell/>
        </table:table-row>
        <table:table-row table:style-name="ro2">
          <table:table-cell table:style-name="ce3" office:value-type="string" calcext:value-type="string">
            <text:p>Star Soldier Vanishing Earth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Star Soldier Vanishing Earth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Twins (J)</text:p>
          </table:table-cell>
          <table:table-cell table:style-name="ce14"/>
          <table:table-cell table:style-name="ce11" table:number-columns-repeated="2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tar Wars - Rogue Squadron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- Rogue Squadron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- Shadows of the Empire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- Shadows of the Empire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- Shadows of the Empire (U) (V1.0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- Shadows of the Empire (U) (V1.1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- Shadows of the Empire (U) (V1.2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- Shuggeki Rogue Chitai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9"/>
          <table:table-cell table:style-name="ce19" office:value-type="float" office:value="128" calcext:value-type="float">
            <text:p>128</text:p>
          </table:table-cell>
          <table:table-cell table:style-name="ce9"/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Episode I - Battle for Naboo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1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tar Wars Episode I - Battle for Naboo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1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tar Wars Episode I - Racer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Episode I - Racer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 Wars Episode I - Racer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Craft 6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StarCraft 64 (U) (beta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StarCraft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Starshot - Space Circus Fever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arshot - Space Circus Fever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tunt Racer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uper B-Daman - Battle Phoenix 64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uper Bowling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per Bowling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per Mario 6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Works</text:p>
          </table:table-cell>
          <table:table-cell/>
        </table:table-row>
        <table:table-row table:style-name="ro2">
          <table:table-cell table:style-name="ce3" office:value-type="string" calcext:value-type="string">
            <text:p>Super Mario 64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Works</text:p>
          </table:table-cell>
          <table:table-cell/>
        </table:table-row>
        <table:table-row table:style-name="ro2">
          <table:table-cell table:style-name="ce3" office:value-type="string" calcext:value-type="string">
            <text:p>Super Mario 64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Works</text:p>
          </table:table-cell>
          <table:table-cell/>
        </table:table-row>
        <table:table-row table:style-name="ro2">
          <table:table-cell table:style-name="ce3" office:value-type="string" calcext:value-type="string">
            <text:p>Super Mario 64 Shindou Edition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Works</text:p>
          </table:table-cell>
          <table:table-cell/>
        </table:table-row>
        <table:table-row table:style-name="ro2">
          <table:table-cell table:style-name="ce3" office:value-type="string" calcext:value-type="string">
            <text:p>Super Robot Spirits (J)</text:p>
          </table:table-cell>
          <table:table-cell table:style-name="ce11" table:number-columns-repeated="2"/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per Robot Taisen 64 (J)</text:p>
          </table:table-cell>
          <table:table-cell table:style-name="ce11" table:number-columns-repeated="3"/>
          <table:table-cell table:style-name="ce19" office:value-type="float" office:value="256" calcext:value-type="float">
            <text:p>2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uper Smash Bros. (A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per Smash Bros. (E)</text:p>
          </table:table-cell>
          <table:table-cell table:style-name="ce10" office:value-type="string" calcext:value-type="string">
            <text:p>CIC-NUS-7103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per Smash Bros. (U)</text:p>
          </table:table-cell>
          <table:table-cell table:style-name="ce10" office:value-type="string" calcext:value-type="string">
            <text:p>CIC-NUS-6103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per Speed Race 64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Supercross 2000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percross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perman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perman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Susume! Taisen Puzzle Dama Toukon! Marumata Chou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Tamagotchi World 64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Taz Express (E)</text:p>
          </table:table-cell>
          <table:table-cell table:style-name="ce11" table:number-columns-repeated="2"/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elefoot Soccer 2000 (F)</text:p>
          </table:table-cell>
          <table:table-cell table:style-name="ce11" table:number-columns-repeated="3"/>
          <table:table-cell table:style-name="ce19" office:value-type="float" office:value="128" calcext:value-type="float">
            <text:p>128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Tetris 64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3" office:value-type="string" calcext:value-type="string">
            <text:p>Tetrisphere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etrispher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igger's Honey Hunt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Tigger's Honey Hunt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3" office:value-type="string" calcext:value-type="string">
            <text:p>Tom and Jerry in Fists of Furry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m and Jerry in Fists of Furry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m Clancy's Rainbow Six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m Clancy's Rainbow Six (G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m Clancy's Rainbow Six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nic Troubl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nic Troubl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ny Hawk's Pro Skater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ny Hawk's Pro Skater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ny Hawk's Pro Skater 2 (E)</text:p>
          </table:table-cell>
          <table:table-cell table:style-name="ce11" table:number-columns-repeated="6"/>
          <table:table-cell/>
        </table:table-row>
        <table:table-row table:style-name="ro2">
          <table:table-cell table:style-name="ce3" office:value-type="string" calcext:value-type="string">
            <text:p>Tony Hawk's Pro Skater 2 (U)</text:p>
          </table:table-cell>
          <table:table-cell table:style-name="ce11" table:number-columns-repeated="6"/>
          <table:table-cell/>
        </table:table-row>
        <table:table-row table:style-name="ro2">
          <table:table-cell table:style-name="ce3" office:value-type="string" calcext:value-type="string">
            <text:p>Top Gear Hyper-Bik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1"/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Hyper-Bike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1"/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Hyper-Bik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1"/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Overdrive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Overdrive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Overdriv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Rally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Rally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Rally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Rally 2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Rally 2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p Gear Rally 2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ukon Road - Brave Spirits (J)</text:p>
          </table:table-cell>
          <table:table-cell table:style-name="ce11" table:number-columns-repeated="2"/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ukon Road 2 - The Next Generation (J)</text:p>
          </table:table-cell>
          <table:table-cell table:style-name="ce11" table:number-columns-repeated="2"/>
          <table:table-cell table:style-name="ce10" office:value-type="string" calcext:value-type="string">
            <text:p>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y Story 2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y Story 2 (F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y Story 2 (G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oy Story 2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riple Play 2000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urok - Dinosaur Hunter (E) (V1.0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urok - Dinosaur Hunter (E) (V1.0) [a1]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urok - Dinosaur Hunter (E) (V1.1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urok - Dinosaur Hunter (E) (V1.2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urok - Dinosaur Hunter (G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urok - Dinosaur Hunter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urok - Dinosaur Hunter (U) (V1.0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Turok - Dinosaur Hunter (U) (V1.1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- Dinosaur Hunter (U) (V1.2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- Legenden des Verlorenen Landes (Rage Wars) (G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- Rage Wars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- Rage War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2 - Seeds of Evil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2 - Seeds of Evil (G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2 - Seeds of Evil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2 - Seeds of Evil - Kiosk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1"/>
          <table:table-cell table:style-name="ce19" office:value-type="float" office:value="96" calcext:value-type="float">
            <text:p>96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3 - Shadow of Oblivion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urok 3 - Shadow of Oblivion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wisted Edge Extreme Snowboarding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Twisted Edge Extreme Snowboarding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-Rally Edition 99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-Rally Edition 99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-Rally Edition 99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gilante 8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gilante 8 (F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gilante 8 (G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gilante 8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gilante 8 - 2nd Offenc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gilante 8 - 2nd Offens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olence Killer - Turok New Generation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rtual Chess 64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rtual Chess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rtual Pool 64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rtual Pool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rtual Pro Wrestling (J)</text:p>
          </table:table-cell>
          <table:table-cell table:style-name="ce11" table:number-columns-repeated="2"/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Virtual Pro Wrestling 2 (J)</text:p>
          </table:table-cell>
          <table:table-cell table:style-name="ce11" table:number-columns-repeated="3"/>
          <table:table-cell table:style-name="ce19" office:value-type="float" office:value="192" calcext:value-type="float">
            <text:p>192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ialae Country Club - True Golf Classics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ialae Country Club - True Golf Classics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r Gods (E)</text:p>
          </table:table-cell>
          <table:table-cell table:style-name="ce10" office:value-type="string" calcext:value-type="string">
            <text:p>CIC-NUS-710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r Gods (U)</text:p>
          </table:table-cell>
          <table:table-cell table:style-name="ce10" office:value-type="string" calcext:value-type="string">
            <text:p>CIC-NUS-6102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ve Race 64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ve Race 64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ve Race 64 (U) (V1.0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ve Race 64 (U) (V1.1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ve Race 64 Shindou Edition (J) (V1.2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yne Gretzky's 3D Hockey '98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yne Gretzky's 3D Hockey '98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yne Gretzky's 3D Hockey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yne Gretzky's 3D Hockey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ayne Gretzky's 3D Hockey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 Backstage Assault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string" calcext:value-type="string">
            <text:p>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 Mayhem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 Mayhem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 Nitro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 Nitro (U) [a1]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 vs. nWo - World Tour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 vs. nWo - World Tour (U) (V1.0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 vs. nWo - World Tour (U) (V1.1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-nWo Revenge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CW-nWo Revenge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etrix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etrix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etrix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heel of Fortun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ild Choppers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inBack - Covert Operations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inBack - Covert Operations (J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inBack - Covert Operations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ipeout 64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ipeout 64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nder Project J2 (J)</text:p>
          </table:table-cell>
          <table:table-cell table:style-name="ce11" table:number-columns-repeated="2"/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nder Project J2 (J) [a1]</text:p>
          </table:table-cell>
          <table:table-cell table:style-name="ce11" table:number-columns-repeated="2"/>
          <table:table-cell table:style-name="ce10" office:value-type="string" calcext:value-type="string">
            <text:p>Controller Pak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rld Cup 98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rld Cup 98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rld Driver Championship (E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rld Driver Championship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rld is Not Enough, Th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rld is Not Enough. Th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rms - Armageddon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orms - Armageddon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EEPROM (4 Kbits)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WWF - War Zon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2">
          <table:table-cell table:style-name="ce4" office:value-type="string" calcext:value-type="string">
            <text:p>WWF - War Zon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WWF Attitud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WWF Attitude (G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WWF Attitud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WWF No Mercy (E) (V1.0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4" office:value-type="string" calcext:value-type="string">
            <text:p>WWF No Mercy (E) (V1.1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4" office:value-type="string" calcext:value-type="string">
            <text:p>WWF No Mercy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4" office:value-type="string" calcext:value-type="string">
            <text:p>WWF WrestleMania 2000 (E)</text:p>
          </table:table-cell>
          <table:table-cell table:style-name="ce10" office:value-type="string" calcext:value-type="string">
            <text:p>CIC-NUS-7101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WWF Wrestlemania 2000 (J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WWF WrestleMania 2000 (U)</text:p>
          </table:table-cell>
          <table:table-cell table:style-name="ce10" office:value-type="string" calcext:value-type="string">
            <text:p>CIC-NUS-6102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, Controller Pak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Xena Warrior Princess - Talisman of Fate (E)</text:p>
          </table:table-cell>
          <table:table-cell table:style-name="ce10" office:value-type="string" calcext:value-type="string">
            <text:p>CIC-NUS-7101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Xena Warrior Princess - Talisman of Fate (U)</text:p>
          </table:table-cell>
          <table:table-cell table:style-name="ce10" office:value-type="string" calcext:value-type="string">
            <text:p>CIC-NUS-6102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Expansion Pak, Rumble Pak, Controller Pak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Yakouchuu II - Satsujun Kouru (J)</text:p>
          </table:table-cell>
          <table:table-cell table:style-name="ce11" table:number-columns-repeated="6"/>
          <table:table-cell/>
        </table:table-row>
        <table:table-row table:style-name="ro2">
          <table:table-cell table:style-name="ce4" office:value-type="string" calcext:value-type="string">
            <text:p>Yoshi's Story (E)</text:p>
          </table:table-cell>
          <table:table-cell table:style-name="ce10" office:value-type="string" calcext:value-type="string">
            <text:p>CIC-NUS-7106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Yoshi's Story (J)</text:p>
          </table:table-cell>
          <table:table-cell table:style-name="ce10" office:value-type="string" calcext:value-type="string">
            <text:p>CIC-NUS-6106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Yoshi's Story (U)</text:p>
          </table:table-cell>
          <table:table-cell table:style-name="ce10" office:value-type="string" calcext:value-type="string">
            <text:p>CIC-NUS-6106</text:p>
          </table:table-cell>
          <table:table-cell table:style-name="ce10" office:value-type="string" calcext:value-type="string">
            <text:p>EEPROM (16 Kbits)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Yousuke Ide's Mahjong School (J)</text:p>
          </table:table-cell>
          <table:table-cell table:style-name="ce12"/>
          <table:table-cell table:style-name="ce12" office:value-type="string" calcext:value-type="string">
            <text:p>-</text:p>
          </table:table-cell>
          <table:table-cell table:style-name="ce12" table:number-columns-repeated="3"/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Yuke Yuke!! Trouble Makers (J)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4" office:value-type="string" calcext:value-type="string">
            <text:p>Yuke Yuke!! Trouble Makers (J) [a1]</text:p>
          </table:table-cell>
          <table:table-cell table:style-name="ce11" table:number-columns-repeated="3"/>
          <table:table-cell table:style-name="ce19" office:value-type="float" office:value="64" calcext:value-type="float">
            <text:p>64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4" office:value-type="string" calcext:value-type="string">
            <text:p>Zelda no Densetsu - Toki no Ocarina (J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SRAM</text:p>
          </table:table-cell>
          <table:table-cell table:style-name="ce10" office:value-type="string" calcext:value-type="string">
            <text:p>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Zelda no Densetsu 2 - Mujura no Kamen (J)</text:p>
          </table:table-cell>
          <table:table-cell table:style-name="ce10" office:value-type="string" calcext:value-type="string">
            <text:p>CIC-NUS-6105</text:p>
          </table:table-cell>
          <table:table-cell table:style-name="ce10" office:value-type="string" calcext:value-type="string">
            <text:p>FlashRAM</text:p>
          </table:table-cell>
          <table:table-cell table:style-name="ce10" office:value-type="string" calcext:value-type="string">
            <text:p>Expansion Pak, Rumble Pak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Saves on Boot Cart</text:p>
          </table:table-cell>
          <table:table-cell/>
        </table:table-row>
        <table:table-row table:style-name="ro2">
          <table:table-cell table:style-name="ce4" office:value-type="string" calcext:value-type="string">
            <text:p>Zool - Majou Tsukai Densetsu (J)</text:p>
          </table:table-cell>
          <table:table-cell table:style-name="ce11" table:number-columns-repeated="3"/>
          <table:table-cell table:style-name="ce19" office:value-type="float" office:value="96" calcext:value-type="float">
            <text:p>96</text:p>
          </table:table-cell>
          <table:table-cell table:style-name="ce11" table:number-columns-repeated="2"/>
          <table:table-cell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7"/>
          <table:table-cell table:style-name="ce22"/>
        </table:table-row>
        <table:table-row table:style-name="ro1">
          <table:table-cell table:style-name="ce1" office:value-type="string" calcext:value-type="string" table:number-columns-spanned="7" table:number-rows-spanned="1">
            <text:p>Nintendo 64 DD Disks (J)</text:p>
          </table:table-cell>
          <table:covered-table-cell table:number-columns-repeated="6" table:style-name="ce24"/>
          <table:table-cell table:style-name="ce23"/>
        </table:table-row>
        <table:table-row table:style-name="ro3"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Notes / Additional Features</text:p>
          </table:table-cell>
          <table:table-cell table:style-name="ce24"/>
          <table:table-cell table:style-name="ce24" office:value-type="string" calcext:value-type="string">
            <text:p>Accessories</text:p>
          </table:table-cell>
          <table:table-cell table:style-name="ce24" office:value-type="string" calcext:value-type="string">
            <text:p>Mbits</text:p>
          </table:table-cell>
          <table:table-cell table:style-name="ce24" office:value-type="string" calcext:value-type="string">
            <text:p>Players</text:p>
          </table:table-cell>
          <table:table-cell table:style-name="ce24" office:value-type="string" calcext:value-type="string">
            <text:p>z64 (HW 3.0 – Bios 2.18c)</text:p>
          </table:table-cell>
          <table:table-cell table:style-name="ce23"/>
        </table:table-row>
        <table:table-row table:style-name="ro3">
          <table:table-cell office:value-type="string" calcext:value-type="string">
            <text:p>F-Zero X Expansion Kit</text:p>
          </table:table-cell>
          <table:table-cell office:value-type="string" calcext:value-type="string" table:number-columns-spanned="2" table:number-rows-spanned="1">
            <text:p>Needs F-Zero X Cart inserted, exchanges data with other F-Zero X Disks</text:p>
          </table:table-cell>
          <table:covered-table-cell/>
          <table:table-cell office:value-type="string" calcext:value-type="string">
            <text:p>Rumble Pak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22"/>
        </table:table-row>
        <table:table-row table:style-name="ro4">
          <table:table-cell office:value-type="string" calcext:value-type="string">
            <text:p>Japan Pro-Golf Tour 64</text:p>
          </table:table-cell>
          <table:table-cell office:value-type="string" calcext:value-type="string" table:number-columns-spanned="2" table:number-rows-spanned="1">
            <text:p>Imports Data from Mario Artist: Paint Studio</text:p>
          </table:table-cell>
          <table:covered-table-cell/>
          <table:table-cell office:value-type="string" calcext:value-type="string">
            <text:p>-</text:p>
          </table:table-cell>
          <table:table-cell table:style-name="ce9"/>
          <table:table-cell table:style-name="ce8" office:value-type="string" calcext:value-type="string">
            <text:p>1 to 4</text:p>
          </table:table-cell>
          <table:table-cell table:style-name="ce8" office:value-type="string" calcext:value-type="string">
            <text:p>-</text:p>
          </table:table-cell>
          <table:table-cell table:style-name="ce22"/>
        </table:table-row>
        <table:table-row table:style-name="ro3">
          <table:table-cell office:value-type="string" calcext:value-type="string">
            <text:p>Kyojin no Doshin 1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-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22"/>
        </table:table-row>
        <table:table-row table:style-name="ro3">
          <table:table-cell office:value-type="string" calcext:value-type="string">
            <text:p>Kyojin no Doshin: Kaihou Sensen Chibikko Chikko Daishuugou</text:p>
          </table:table-cell>
          <table:table-cell office:value-type="string" calcext:value-type="string" table:number-columns-spanned="2" table:number-rows-spanned="1">
            <text:p>Imports Data from Kyojin no Doshin 1</text:p>
          </table:table-cell>
          <table:covered-table-cell/>
          <table:table-cell office:value-type="string" calcext:value-type="string">
            <text:p>Rumble Pak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22"/>
        </table:table-row>
        <table:table-row table:style-name="ro3">
          <table:table-cell office:value-type="string" calcext:value-type="string">
            <text:p>Mario Artist: Communication Kit</text:p>
          </table:table-cell>
          <table:table-cell office:value-type="string" calcext:value-type="string" table:number-columns-spanned="2" table:number-rows-spanned="1">
            <text:p>Exchanges data btw Mario A. Studios and uses it on the Randnet Network</text:p>
          </table:table-cell>
          <table:covered-table-cell/>
          <table:table-cell office:value-type="string" calcext:value-type="string">
            <text:p>Mouse, Capture Cassette, Modem Cassette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Mario Artist: Paint Studio</text:p>
          </table:table-cell>
          <table:table-cell office:value-type="string" calcext:value-type="string" table:number-columns-spanned="2" table:number-rows-spanned="1">
            <text:p>Exchanges Data between Mario Artist studios</text:p>
          </table:table-cell>
          <table:covered-table-cell/>
          <table:table-cell office:value-type="string" calcext:value-type="string">
            <text:p>Mouse, Capture Cassette, Game Boy Transfer Pak, Game Boy Camera</text:p>
          </table:table-cell>
          <table:table-cell table:style-name="ce9"/>
          <table:table-cell table:style-name="ce8" office:value-type="string" calcext:value-type="string">
            <text:p>1 to 4</text:p>
          </table:table-cell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Mario Artist: Polygon Studio</text:p>
          </table:table-cell>
          <table:table-cell office:value-type="string" calcext:value-type="string" table:number-columns-spanned="2" table:number-rows-spanned="1">
            <text:p>Exchanges Data between Mario Artist studios</text:p>
          </table:table-cell>
          <table:covered-table-cell/>
          <table:table-cell office:value-type="string" calcext:value-type="string">
            <text:p>Mouse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Mario Artist: Talent Studio</text:p>
          </table:table-cell>
          <table:table-cell office:value-type="string" calcext:value-type="string" table:number-columns-spanned="2" table:number-rows-spanned="1">
            <text:p>Exchanges Data between Mario Artist studios</text:p>
          </table:table-cell>
          <table:covered-table-cell/>
          <table:table-cell office:value-type="string" calcext:value-type="string">
            <text:p>Mouse, Capture Cassette, Game Boy Transfer Pak, Game Boy Camera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RandnetDD</text:p>
          </table:table-cell>
          <table:table-cell office:value-type="string" calcext:value-type="string" table:number-columns-spanned="2" table:number-rows-spanned="1">
            <text:p>Connects you to the Randnet Service</text:p>
          </table:table-cell>
          <table:covered-table-cell/>
          <table:table-cell office:value-type="string" calcext:value-type="string">
            <text:p>Modem Cassette, Keyboard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office:value-type="string" calcext:value-type="string">
            <text:p>Sim City 64</text:p>
          </table:table-cell>
          <table:table-cell office:value-type="string" calcext:value-type="string" table:number-columns-spanned="2" table:number-rows-spanned="1">
            <text:p>Imports Data from Mario Artist: Paint Studio</text:p>
          </table:table-cell>
          <table:covered-table-cell/>
          <table:table-cell office:value-type="string" calcext:value-type="string">
            <text:p>-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/>
        </table:table-row>
        <table:table-row table:style-name="ro4" table:number-rows-repeated="5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Nintendo 64 Parts and Accessories (J)</text:p>
          </table:table-cell>
          <table:covered-table-cell table:number-columns-repeated="6" table:style-name="ce24"/>
          <table:table-cell/>
        </table:table-row>
        <table:table-row table:style-name="ro4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Part Number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 table:number-columns-spanned="3" table:number-rows-spanned="1">
            <text:p>Notes</text:p>
          </table:table-cell>
          <table:covered-table-cell table:number-columns-repeated="2" table:style-name="ce24"/>
          <table:table-cell table:style-name="ce24" office:value-type="string" calcext:value-type="string">
            <text:p>z64 (HW 3.0 – Bios 2.18c)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</text:p>
          </table:table-cell>
          <table:table-cell office:value-type="string" calcext:value-type="string">
            <text:p>NUS-001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5" office:value-type="string" calcext:value-type="string">
            <text:p>Nintendo 64 AC Adapter</text:p>
          </table:table-cell>
          <table:table-cell office:value-type="string" calcext:value-type="string">
            <text:p>NUS-002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Multi Out/RF Adapter</text:p>
          </table:table-cell>
          <table:table-cell office:value-type="string" calcext:value-type="string">
            <text:p>NUS-003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Controller</text:p>
          </table:table-cell>
          <table:table-cell office:value-type="string" calcext:value-type="string">
            <text:p>NUS-004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6"/>
          <table:table-cell office:value-type="string" calcext:value-type="string">
            <text:p>NUS-005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Cassette</text:p>
          </table:table-cell>
          <table:table-cell office:value-type="string" calcext:value-type="string">
            <text:p>NUS-006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Memory Expansion Pak</text:p>
          </table:table-cell>
          <table:table-cell office:value-type="string" calcext:value-type="string">
            <text:p>NUS-007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Jumper Pak</text:p>
          </table:table-cell>
          <table:table-cell office:value-type="string" calcext:value-type="string">
            <text:p>NUS-008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RF Switch</text:p>
          </table:table-cell>
          <table:table-cell office:value-type="string" calcext:value-type="string">
            <text:p>NUS-009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DD</text:p>
          </table:table-cell>
          <table:table-cell office:value-type="string" calcext:value-type="string">
            <text:p>NUS-010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DD Disk</text:p>
          </table:table-cell>
          <table:table-cell office:value-type="string" calcext:value-type="string">
            <text:p>NUS-011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"Tool to remove Jumper Pak and Mem. Exp. Pak"</text:p>
          </table:table-cell>
          <table:table-cell office:value-type="string" calcext:value-type="string">
            <text:p>NUS-012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Rumble Pak</text:p>
          </table:table-cell>
          <table:table-cell office:value-type="string" calcext:value-type="string">
            <text:p>NUS-013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6"/>
          <table:table-cell office:value-type="string" calcext:value-type="string">
            <text:p>NUS-014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6"/>
          <table:table-cell office:value-type="string" calcext:value-type="string">
            <text:p>NUS-015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6"/>
          <table:table-cell office:value-type="string" calcext:value-type="string">
            <text:p>NUS-016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Mouse</text:p>
          </table:table-cell>
          <table:table-cell office:value-type="string" calcext:value-type="string">
            <text:p>NUS-017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6"/>
          <table:table-cell office:value-type="string" calcext:value-type="string">
            <text:p>NUS-018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Transfer Pak</text:p>
          </table:table-cell>
          <table:table-cell office:value-type="string" calcext:value-type="string">
            <text:p>NUS-019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Voice Recognition Unit</text:p>
          </table:table-cell>
          <table:table-cell office:value-type="string" calcext:value-type="string">
            <text:p>NUS-020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Microphone</text:p>
          </table:table-cell>
          <table:table-cell office:value-type="string" calcext:value-type="string">
            <text:p>NUS-021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"Tool to hang the microphone around your neck"</text:p>
          </table:table-cell>
          <table:table-cell office:value-type="string" calcext:value-type="string">
            <text:p>NUS-022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Controller Pak</text:p>
          </table:table-cell>
          <table:table-cell office:value-type="string" calcext:value-type="string">
            <text:p>NUS-023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6"/>
          <table:table-cell office:value-type="string" calcext:value-type="string">
            <text:p>NUS-024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"Tool to attach the microphone to the controller”</text:p>
          </table:table-cell>
          <table:table-cell office:value-type="string" calcext:value-type="string">
            <text:p>NUS-025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microphone pop filter</text:p>
          </table:table-cell>
          <table:table-cell office:value-type="string" calcext:value-type="string">
            <text:p>NUS-026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6"/>
          <table:table-cell office:value-type="string" calcext:value-type="string">
            <text:p>NUS-027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Capture Cassette</text:p>
          </table:table-cell>
          <table:table-cell office:value-type="string" calcext:value-type="string">
            <text:p>NUS-028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Modem</text:p>
          </table:table-cell>
          <table:table-cell office:value-type="string" calcext:value-type="string">
            <text:p>NUS-029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Pikachu Edition</text:p>
          </table:table-cell>
          <table:table-cell office:value-type="string" calcext:value-type="string">
            <text:p>NUS-101</text:p>
          </table:table-cell>
          <table:table-cell/>
          <table:table-cell office:value-type="string" calcext:value-type="string" table:number-columns-spanned="3" table:number-rows-spanned="1">
            <text:p>Does not have the external connector at the bottom.</text:p>
          </table:table-cell>
          <table:covered-table-cell/>
          <table:covered-table-cell table:style-name="ce8"/>
          <table:table-cell table:style-name="ce8" office:value-type="string" calcext:value-type="string">
            <text:p>Doesn't fit.</text:p>
          </table:table-cell>
          <table:table-cell/>
        </table:table-row>
        <table:table-row table:style-name="ro4">
          <table:table-cell table:style-name="ce3" office:value-type="string" calcext:value-type="string">
            <text:p>Nintendo 64 Keyboard</text:p>
          </table:table-cell>
          <table:table-cell office:value-type="string" calcext:value-type="string">
            <text:p>RND-001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3" table:number-rows-spanned="1">
            <text:p>Rel. by Randnet under Nintendo License. Comes with stickers to identify controller buttons.</text:p>
          </table:table-cell>
          <table:covered-table-cell/>
          <table:covered-table-cell table:style-name="ce8"/>
          <table:table-cell table:style-name="ce8" office:value-type="string" calcext:value-type="string">
            <text:p>-</text:p>
          </table:table-cell>
          <table:table-cell/>
        </table:table-row>
        <table:table-row table:style-name="ro4" table:number-rows-repeated="64646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number:min-decimal-places="0" number:min-integer-digits="1"/>
      <number:text>.</number:text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22:00:43.4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19T21:09:52.46</meta:creation-date>
    <dc:date>2022-02-09T22:03:29.376000000</dc:date>
    <meta:editing-duration>PT6H53M6S</meta:editing-duration>
    <meta:editing-cycles>73</meta:editing-cycles>
    <meta:generator>LibreOffice/7.2.5.2$Windows_X86_64 LibreOffice_project/499f9727c189e6ef3471021d6132d4c694f357e5</meta:generator>
    <meta:document-statistic meta:table-count="1" meta:cell-count="4865" meta:object-count="0"/>
  </office:meta>
</office:document-meta>
</file>